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Standaard" style:family="paragraph">
      <style:paragraph-properties fo:margin-left="0.25in" fo:text-indent="0.2416in">
        <style:tab-stops/>
      </style:paragraph-properties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Waar staat CSS voor?</text:p>
        </text:list-item>
      </text:list>
      <text:p text:style-name="Lijstalinea">Cascading Style Sheet</text:p>
      <text:p text:style-name="Lijstalinea"/>
      <text:list text:style-name="LFO1" text:continue-numbering="true">
        <text:list-item>
          <text:p text:style-name="P2">Wat kan je met CSS doen?</text:p>
        </text:list-item>
      </text:list>
      <text:p text:style-name="Lijstalinea">Met CSS kan je je html pagina designen</text:p>
      <text:p text:style-name="Lijstalinea"/>
      <text:list text:style-name="LFO1" text:continue-numbering="true">
        <text:list-item>
          <text:p text:style-name="P3">Wat is het verschil tussen HTML en CSS?</text:p>
        </text:list-item>
      </text:list>
      <text:p text:style-name="P4">HTML is voor de lay-out en CSS is voor de details</text:p>
      <text:list text:style-name="LFO1" text:continue-numbering="true">
        <text:list-item>
          <text:p text:style-name="P5">Op hoeveel manieren kan je CSS toevoegen aan je HTML-code?</text:p>
        </text:list-item>
      </text:list>
      <text:p text:style-name="Lijstalinea">Er zijn 3 manieren</text:p>
      <text:p text:style-name="Lijstalinea"/>
      <text:list text:style-name="LFO1" text:continue-numbering="true">
        <text:list-item>
          <text:p text:style-name="P6">Geef van iedere manier een voorbeeld.</text:p>
        </text:list-item>
      </text:list>
      <text:p text:style-name="Lijstalinea">Maak een externe Stylesheet, een interne Stylesheet en<text:s/>je kan de Style veranderen naar een single tag</text:p>
      <text:p text:style-name="Lijstalinea"/>
      <text:list text:style-name="LFO1" text:continue-numbering="true">
        <text:list-item>
          <text:p text:style-name="P7">Welke manier is het beste? Waarom?</text:p>
        </text:list-item>
      </text:list>
      <text:p text:style-name="Lijstalinea">Ik vind de externe Style sheet</text:p>
      <text:p text:style-name="Lijstalinea"/>
      <text:list text:style-name="LFO1" text:continue-numbering="true">
        <text:list-item>
          <text:p text:style-name="P8">Wat is een selector?</text:p>
        </text:list-item>
      </text:list>
      <text:p text:style-name="Lijstalinea">Dan kan je kijken<text:s/>welke html pagina je moet aanpassen met CSS</text:p>
      <text:p text:style-name="Lijstalinea"/>
      <text:list text:style-name="LFO1" text:continue-numbering="true">
        <text:list-item>
          <text:p text:style-name="P9">Wat is een declaratieblok?</text:p>
        </text:list-item>
      </text:list>
      <text:p text:style-name="Lijstalinea">Is een CSS eigenschap met een waarde en tot slot een puntkomma</text:p>
      <text:p text:style-name="Lijstalinea"/>
      <text:list text:style-name="LFO1" text:continue-numbering="true">
        <text:list-item>
          <text:p text:style-name="P10">Wat kan er beter bij onderstaande CSS?</text:p>
        </text:list-item>
      </text:list>
      <text:p text:style-name="Lijstalinea">Je kan beter h5,h6 doen</text:p>
      <text:p text:style-name="Lijstaline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09-26T06:42:00Z</meta:creation-date>
    <dc:date>2022-09-26T07:33:00Z</dc:date>
    <meta:template xlink:href="Normal.dotm" xlink:type="simple"/>
    <meta:editing-cycles>1</meta:editing-cycles>
    <meta:editing-duration>PT3060S</meta:editing-duration>
    <meta:document-statistic meta:page-count="1" meta:paragraph-count="1" meta:word-count="111" meta:character-count="724" meta:row-count="5" meta:non-whitespace-character-count="614"/>
  </office:meta>
</office:document-meta>
</file>